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.5">
            <text:p>9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83">
            <text:p>8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not don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3">
            <text:p>5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5">
            <text:p>35</text:p>
          </table:table-cell>
          <table:table-cell table:style-name="ce11" office:value-type="date" office:date-value="2014-09-08">
            <text:p>08.09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9-11">
            <text:p>11.09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6">
            <text:p>6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8">
            <text:p>1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69.5">
            <text:p>169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11.09.2014</text:date>, <text:time>12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2M33S</meta:editing-duration>
    <meta:editing-cycles>116</meta:editing-cycles>
    <meta:generator>OpenOffice/4.1.0$Win32 OpenOffice.org_project/410m18$Build-9764</meta:generator>
    <dc:date>2014-09-11T12:38:18.86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